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b4652d"/>
    </style:style>
    <style:style style:name="T50" style:family="text">
      <style:text-properties officeooo:rsid="03b75219"/>
    </style:style>
    <style:style style:name="T51" style:family="text">
      <style:text-properties officeooo:rsid="023d18e5"/>
    </style:style>
    <style:style style:name="T52" style:family="text">
      <style:text-properties officeooo:rsid="00836784"/>
    </style:style>
    <style:style style:name="T53" style:family="text">
      <style:text-properties officeooo:rsid="036e9576"/>
    </style:style>
    <style:style style:name="T54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9">Esser-</text:span>Skala, 201<text:span text:style-name="T54">9</text:span></text:p>
      <text:p text:style-name="P16"/>
      <text:p text:style-name="P16"/>
      <text:p text:style-name="P11">© 201<text:span text:style-name="T54">9</text:span> by Wolfgang <text:span text:style-name="T49">Esser-</text:span>Skala. This edition is licensed under the<text:span text:style-name="T47"><text:line-break/></text:span>Creative Commons Attribution<text:span text:style-name="T41">-NonCommercial-ShareAlike</text:span> 4.0 International License.<text:span text:style-name="T47"><text:line-break/></text:span>To view a copy of this license, visit http://creativecommons.org/licenses/by<text:span text:style-name="T42">-nc-sa</text:span>/4.0/.</text:p>
      <text:p text:style-name="P10"/>
      <text:p text:style-name="P12">Music engraving by LilyPond 2.18.0 (http://www.lilypond.org).<text:span text:style-name="T40"><text:line-break/>Front matter</text:span> typeset with EB Garamond (http://www.georgduffner.at/ebgaramond).</text:p>
      <text:p text:style-name="P16"/>
      <text:p text:style-name="P9">First <text:span text:style-name="T43">version</text:span>, <text:span text:style-name="T54">April 2019</text:span></text:p>
      <text:p text:style-name="P24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4">10</text:span>).</text:p>
      <text:p text:style-name="P3"/>
      <text:p text:style-name="P4">In general, this edition closely follows the <text:span text:style-name="T48">manuscript</text:span>. Any changes <text:span text:style-name="T3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5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1">Abbreviations: A, alto; B, bass;<text:span text:style-name="T51"> cor, horn; Ms, manuscript; o</text:span>rg, basses and organ; <text:span text:style-name="T51">r, rest;</text:span> T<text:span text:style-name="T52">, </text:span>tenor; <text:span text:style-name="T53">tr, trumpet; vl</text:span>, violin;<text:span text:style-name="T53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49">Esser-</text:span>Skala</text:p>
      <text:p text:style-name="P23"/>
      <text:p text:style-name="P20"><text:span text:style-name="T47"><text:line-break/></text:span>C O N T E N T S</text:p>
      <text:p text:style-name="P14"/>
      <text:p text:style-name="P13"/>
      <text:p text:style-name="P15"><text:span text:style-name="T3">Kyrie</text:span><text:span text:style-name="T50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1T11:50:44.171880693</dc:date>
    <dc:creator>Wolfgang Skala</dc:creator>
    <meta:editing-duration>P11DT23H38M4S</meta:editing-duration>
    <meta:editing-cycles>108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55" meta:character-count="2533" meta:non-whitespace-character-count="2079"/>
  </office:meta>
</office:document-meta>
</file>